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_awt_event_MouseAdapter.mouseReleas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_awt_event_MouseAdapter.mouseClick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_awt_event_MouseAdapter.mouseEnter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_awt_event_MouseAdapter.mouseExit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_awt_event_MouseAdapter.mousePress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